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Raster" style:family="table">
      <style:table-properties style:width="29.501cm" table:align="margins" style:shadow="#1c1c1c 0.199cm 0.199cm"/>
    </style:style>
    <style:style style:name="Raster.A" style:family="table-column">
      <style:table-column-properties style:column-width="14.549cm" style:rel-column-width="32319*"/>
    </style:style>
    <style:style style:name="Raster.B" style:family="table-column">
      <style:table-column-properties style:column-width="14.952cm" style:rel-column-width="33216*"/>
    </style:style>
    <style:style style:name="Raster.A1" style:family="table-cell">
      <style:table-cell-properties style:vertical-align="" fo:background-color="#ffffcc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Raster.B1" style:family="table-cell">
      <style:table-cell-properties fo:background-color="#ff99ff" fo:padding="0.097cm" fo:border="0.035cm solid #000000">
        <style:background-image/>
      </style:table-cell-properties>
    </style:style>
    <style:style style:name="Raster.A2" style:family="table-cell">
      <style:table-cell-properties style:vertical-align="" fo:background-color="#ffff66" fo:padding="0.097cm" fo:border-left="0.035cm solid #000000" fo:border-right="none" fo:border-top="none" fo:border-bottom="0.035cm solid #000000">
        <style:background-image/>
      </style:table-cell-properties>
    </style:style>
    <style:style style:name="Raster.B2" style:family="table-cell">
      <style:table-cell-properties fo:background-color="#ff950e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Raster.A3" style:family="table-cell">
      <style:table-cell-properties fo:background-color="#99ffcc" fo:padding="0.097cm" fo:border-left="0.035cm solid #000000" fo:border-right="none" fo:border-top="none" fo:border-bottom="0.035cm solid #000000">
        <style:background-image/>
      </style:table-cell-properties>
    </style:style>
    <style:style style:name="Raster.B3" style:family="table-cell">
      <style:table-cell-properties fo:background-color="#99ff66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Raster.A4" style:family="table-cell">
      <style:table-cell-properties fo:background-color="#99cccc" fo:padding="0.097cm" fo:border-left="0.035cm solid #000000" fo:border-right="none" fo:border-top="none" fo:border-bottom="0.035cm solid #000000">
        <style:background-image/>
      </style:table-cell-properties>
    </style:style>
    <style:style style:name="Raster.A5" style:family="table-cell">
      <style:table-cell-properties fo:background-color="#ffccff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GeometryTypes" style:family="table">
      <style:table-properties style:width="7.858cm" table:align="left"/>
    </style:style>
    <style:style style:name="GeometryTypes.A" style:family="table-column">
      <style:table-column-properties style:column-width="1.614cm"/>
    </style:style>
    <style:style style:name="GeometryTypes.B" style:family="table-column">
      <style:table-column-properties style:column-width="1.402cm"/>
    </style:style>
    <style:style style:name="GeometryTypes.C" style:family="table-column">
      <style:table-column-properties style:column-width="4.842cm"/>
    </style:style>
    <style:style style:name="GeometryTyp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GeometryTypes.C1" style:family="table-cell">
      <style:table-cell-properties fo:padding="0.097cm" fo:border="0.002cm solid #000000"/>
    </style:style>
    <style:style style:name="GeometryTypes.A2" style:family="table-cell">
      <style:table-cell-properties fo:padding="0.097cm" fo:border-left="0.002cm solid #000000" fo:border-right="none" fo:border-top="none" fo:border-bottom="0.002cm solid #000000"/>
    </style:style>
    <style:style style:name="GeometryType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29.307cm" table:align="margins"/>
    </style:style>
    <style:style style:name="Tabelle1.A" style:family="table-column">
      <style:table-column-properties style:column-width="9.768cm" style:rel-column-width="21843*"/>
    </style:style>
    <style:style style:name="Tabelle1.B" style:family="table-column">
      <style:table-column-properties style:column-width="8.911cm" style:rel-column-width="19926*"/>
    </style:style>
    <style:style style:name="Tabelle1.C" style:family="table-column">
      <style:table-column-properties style:column-width="10.627cm" style:rel-column-width="23766*"/>
    </style:style>
    <style:style style:name="Tabelle1.A1" style:family="table-cell">
      <style:table-cell-properties fo:padding="0.097cm" fo:border="none"/>
    </style:style>
    <style:style style:name="Tabelle2" style:family="table">
      <style:table-properties style:width="2.778cm" table:align="left"/>
    </style:style>
    <style:style style:name="Tabelle2.A" style:family="table-column">
      <style:table-column-properties style:column-width="0.9cm"/>
    </style:style>
    <style:style style:name="Tabelle2.B" style:family="table-column">
      <style:table-column-properties style:column-width="0.953cm"/>
    </style:style>
    <style:style style:name="Tabelle2.C" style:family="table-column">
      <style:table-column-properties style:column-width="0.926cm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Tahoma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Tahoma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ahom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ahom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Tahoma" fo:font-size="7pt" fo:font-weight="bold" style:font-size-asian="7pt" style:font-weight-asian="bold" style:font-size-complex="7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Tahoma" fo:font-size="7pt" style:font-size-asian="7pt" style:font-size-complex="7pt"/>
    </style:style>
    <style:style style:name="P11" style:family="paragraph" style:parent-style-name="Table_20_Contents">
      <style:paragraph-properties fo:text-align="center" style:justify-single-word="false"/>
      <style:text-properties style:font-name="Tahoma" fo:font-size="20pt" style:text-underline-style="none" fo:font-weight="bold" style:font-size-asian="20pt" style:font-weight-asian="bold" style:font-size-complex="2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Tahoma" fo:font-size="14pt" style:text-underline-style="none" fo:font-weight="normal" style:font-size-asian="14pt" style:font-weight-asian="normal" style:font-size-complex="14pt" style:font-weight-complex="normal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color="#b2b2b2" style:font-name="Tahoma" fo:font-size="12pt" style:text-underline-style="none" fo:font-weight="bold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color="#ff0000" style:font-name="Tahoma" fo:font-size="10pt" style:text-underline-style="none" fo:font-weight="bold" style:font-size-asian="10pt" style:font-weight-asian="bold" style:font-size-complex="10pt" style:font-weight-complex="bold"/>
    </style:style>
    <style:style style:name="P18" style:family="paragraph" style:parent-style-name="Standard" style:master-page-name="Standard">
      <style:paragraph-properties fo:text-align="center" style:justify-single-word="false" style:page-number="auto"/>
      <style:text-properties style:font-name="Tahoma" fo:font-size="40pt" fo:font-weight="bold" style:font-size-asian="40pt" style:font-weight-asian="bold" style:font-size-complex="4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Tahoma" fo:font-size="8pt" style:text-underline-style="none" fo:font-weight="normal" style:font-size-asian="8pt" style:font-weight-asian="normal" style:font-size-complex="8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Tahoma" fo:font-size="7pt" style:text-underline-style="none" fo:font-weight="normal" style:font-size-asian="7pt" style:font-weight-asian="normal" style:font-size-complex="7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color="#ff0000" style:font-name="Tahoma" fo:font-size="10pt" style:text-underline-style="none" fo:font-weight="bold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color="#b2b2b2" style:font-name="Tahoma" fo:font-size="12pt" style:text-underline-style="none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T4" style:family="text">
      <style:text-properties style:font-name="Tahoma" fo:font-size="10pt" style:text-underline-style="none" fo:font-weight="bold" style:font-size-asian="10pt" style:font-weight-asian="bold" style:font-size-complex="10pt" style:font-weight-complex="bold"/>
    </style:style>
    <style:style style:name="T5" style:family="text">
      <style:text-properties style:font-name="Tahoma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style:font-name="Tahom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font-size="7pt" fo:font-style="normal" style:font-size-asian="7pt" style:font-style-asian="normal" style:font-size-complex="7pt" style:font-style-complex="normal"/>
    </style:style>
    <style:style style:name="T10" style:family="text">
      <style:text-properties fo:font-size="5pt" style:font-size-asian="5pt" style:font-size-complex="5pt"/>
    </style:style>
    <style:style style:name="T11" style:family="text">
      <style:text-properties fo:font-size="8pt" style:font-size-asian="8pt" style:font-size-complex="8pt"/>
    </style:style>
    <style:style style:name="fr1" style:family="graphic" style:parent-style-name="Frame">
      <style:graphic-properties style:vertical-pos="top" style:vertical-rel="baseline" style:horizontal-pos="center" style:horizontal-rel="paragraph" style:border-line-width="0.002cm 0.035cm 0.002cm" fo:padding="0cm" fo:border="0.039cm double #000000" style:shadow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Substation Beta (SSB)</text:p>
      <text:p text:style-name="P1">A typesetting-oriented subtitle format</text:p>
      <text:p text:style-name="P2"/>
      <table:table table:name="Raster" table:style-name="Raster">
        <table:table-column table:style-name="Raster.A"/>
        <table:table-column table:style-name="Raster.B"/>
        <table:table-row>
          <table:table-cell table:style-name="Raster.A1" office:value-type="string">
            <text:p text:style-name="P12"><draw:frame draw:style-name="fr1" draw:name="Rahmen7" text:anchor-type="as-char" svg:width="7.662cm" draw:z-index="0"><draw:text-box fo:min-height="0.942cm"><text:p text:style-name="P11">File Format &amp; Syntax</text:p></draw:text-box></draw:frame></text:p>
            <text:p text:style-name="P4">File encoding:<text:span text:style-name="T2"> Text-only, UTF-8 (without BOM)</text:span></text:p>
            <text:p text:style-name="P4">Line breaks:<text:span text:style-name="T2"> Windows (CRLF) &amp; Unix (LF)</text:span></text:p>
            <text:p text:style-name="P4">Data alignment:<text:span text:style-name="T2"> Line-based</text:span></text:p>
            <text:p text:style-name="P4">Ignore empty lines:<text:span text:style-name="T2"> Yes</text:span></text:p>
            <text:p text:style-name="P4">Comments:<text:span text:style-name="T2"> Lines beginning with </text:span>//</text:p>
            <text:p text:style-name="P4">Syntax error warnings: <text:span text:style-name="T2">Depends on renderer</text:span></text:p>
            <text:p text:style-name="P5"/>
            <text:p text:style-name="P4"><text:span text:style-name="T2">For more, follow </text:span>Sections<text:span text:style-name="T2">.</text:span></text:p>
          </table:table-cell>
          <table:table-cell table:style-name="Raster.B1" office:value-type="string">
            <text:p text:style-name="P12"><draw:frame draw:style-name="fr1" draw:name="Rahmen1" text:anchor-type="as-char" svg:width="3.209cm" draw:z-index="1"><draw:text-box fo:min-height="0.771cm"><text:p text:style-name="P11">Sections</text:p></draw:text-box></draw:frame></text:p>
            <text:p text:style-name="P5">SBB scripts are separated in sections for different properties.</text:p>
            <text:p text:style-name="P5">Sections begin with a header. It's a name, starting with character <text:span text:style-name="T1">#</text:span>.</text:p>
            <text:p text:style-name="P5">Valid sections are...</text:p>
            <text:p text:style-name="P4">META</text:p>
            <text:p text:style-name="P5">Meta information.</text:p>
            <text:p text:style-name="P4">FRAME</text:p>
            <text:p text:style-name="P5">Target frame size.</text:p>
            <text:p text:style-name="P4">STYLES</text:p>
            <text:p text:style-name="P5">Styles to complement render data lines.</text:p>
            <text:p text:style-name="P4">EVENTS</text:p>
            <text:p text:style-name="P5">Render data &amp; condition.</text:p>
          </table:table-cell>
        </table:table-row>
        <table:table-row>
          <table:table-cell table:style-name="Raster.A2" office:value-type="string">
            <text:p text:style-name="P12"><draw:frame draw:style-name="fr1" draw:name="Rahmen2" text:anchor-type="as-char" svg:width="2.067cm" draw:z-index="2"><draw:text-box fo:min-height="0.93cm"><text:p text:style-name="P11">Meta</text:p></draw:text-box></draw:frame></text:p>
            <text:p text:style-name="P5">The meta section contains some side information and has nothing to do what's rendered at the end. It's just interesting for editors.</text:p>
            <text:p text:style-name="P5">Fields begin with a name, followed by "<text:span text:style-name="T1">: </text:span>" and the value.</text:p>
            <text:p text:style-name="P5">Valid fields for meta are...</text:p>
            <text:p text:style-name="P4">Title</text:p>
            <text:p text:style-name="P5">Script title.</text:p>
            <text:p text:style-name="P4">Author</text:p>
            <text:p text:style-name="P5">Script author.</text:p>
            <text:p text:style-name="P4">Description</text:p>
            <text:p text:style-name="P5">Script description.</text:p>
            <text:p text:style-name="P4">Version</text:p>
            <text:p text:style-name="P5">Script version.</text:p>
          </table:table-cell>
          <table:table-cell table:style-name="Raster.B2" office:value-type="string">
            <text:p text:style-name="P12"><draw:frame draw:style-name="fr1" draw:name="Rahmen4" text:anchor-type="as-char" svg:width="2.595cm" draw:z-index="3"><draw:text-box fo:min-height="0.93cm"><text:p text:style-name="P11">Frame</text:p></draw:text-box></draw:frame></text:p>
            <text:p text:style-name="P5">The frame section contains size informations for the target frame.</text:p>
            <text:p text:style-name="P5">It's just relevant in the case that a script is made with a different video size than the video to render on later. On difference, rendering data will be scaled to fit.</text:p>
            <text:p text:style-name="P5">Fields begin with a name, followed by "<text:span text:style-name="T1">: </text:span>" and the value.</text:p>
            <text:p text:style-name="P5">Valid fields for frame are...</text:p>
            <text:p text:style-name="P4">Width</text:p>
            <text:p text:style-name="P5">Target frame width.</text:p>
            <text:p text:style-name="P4">Height</text:p>
            <text:p text:style-name="P5">Target frame height.</text:p>
          </table:table-cell>
        </table:table-row>
        <table:table-row>
          <table:table-cell table:style-name="Raster.A3" office:value-type="string">
            <text:p text:style-name="P12"><draw:frame draw:style-name="fr1" draw:name="Rahmen3" text:anchor-type="as-char" svg:width="2.45cm" draw:z-index="4"><draw:text-box fo:min-height="0.93cm"><text:p text:style-name="P11">Styles</text:p></draw:text-box></draw:frame></text:p>
            <text:p text:style-name="P5">The styles section contains styles to prepend/insert text to/between render data. </text:p>
            <text:p text:style-name="P5">In fact styles are just shortcuts for content, avoiding redundancy.</text:p>
            <text:p text:style-name="P5">Styles begin with an unique identifier name, followed by "<text:span text:style-name="T1">: </text:span>" and the associated text.</text:p>
          </table:table-cell>
          <table:table-cell table:style-name="Raster.B3" table:number-rows-spanned="2" office:value-type="string">
            <text:p text:style-name="P12"><draw:frame draw:style-name="fr1" draw:name="Rahmen5" text:anchor-type="as-char" svg:width="2.692cm" draw:z-index="7"><draw:text-box fo:min-height="0.861cm"><text:p text:style-name="P11">Events</text:p></draw:text-box></draw:frame></text:p>
            <text:p text:style-name="P5">The events section contains rendering data and is the core of this format.</text:p>
            <text:p text:style-name="P5">Each line is structured this way:</text:p>
            <text:p text:style-name="P5"/>
            <text:p text:style-name="P4">&lt;START_TIME&gt;-&lt;END_TIME&gt;|&lt;STYLE&gt;|&lt;NOTE&gt;|&lt;TEXT&gt;</text:p>
            <text:p text:style-name="P4"/>
            <text:p text:style-name="P4">&lt;START_TIME&gt;<text:span text:style-name="T2"> and </text:span>&lt;END_TIME&gt;<text:span text:style-name="T2"> are timestamps for a video time range when to render.</text:span></text:p>
            <text:p text:style-name="P5"><text:soft-page-break/>Timestamp structure from right to left:</text:p>
            <text:p text:style-name="P6">milliseconds -&gt; point -&gt; seconds -&gt; colon -&gt; minutes -&gt; colon -&gt; hours</text:p>
            <text:p text:style-name="P7">Units don't have to be written completely, so following two examples are valid:</text:p>
            <text:p text:style-name="P7">12:3:4.56</text:p>
            <text:p text:style-name="P7">0</text:p>
            <text:p text:style-name="P7">Hours limit is 99, but that should be enough for nearly all purposes.</text:p>
            <text:p text:style-name="P7"/>
            <text:p text:style-name="P8">&lt;STYLE&gt;<text:span text:style-name="T2"> is a style identifier name, mentioned in </text:span>Styles<text:span text:style-name="T2">. The content of choosen style will be prepended to </text:span>&lt;TEXT&gt;<text:span text:style-name="T2">.</text:span></text:p>
            <text:p text:style-name="P5"/>
            <text:p text:style-name="P4">&lt;NOTE&gt;<text:span text:style-name="T2"> is just a note for editors, nothing more.</text:span></text:p>
            <text:p text:style-name="P5"/>
            <text:p text:style-name="P4">&lt;TEXT&gt;<text:span text:style-name="T2"> is a description what to render. It's a combination of styling tags and geometries. Tags are enclosed by brackets </text:span>{}<text:span text:style-name="T2">, single ones parted by </text:span>;<text:span text:style-name="T2">, everything else are geometries.</text:span></text:p>
          </table:table-cell>
        </table:table-row>
        <table:table-row>
          <table:table-cell table:style-name="Raster.A4" office:value-type="string">
            <text:p text:style-name="P12"><draw:frame draw:style-name="fr1" draw:name="Rahmen8" text:anchor-type="as-char" svg:width="4.452cm" draw:z-index="5"><draw:text-box fo:min-height="0.93cm"><text:p text:style-name="P11">Geometries</text:p></draw:text-box></draw:frame></text:p>
            <text:p text:style-name="P5">Geometries are the render source. Their appearance is influenced by styling tags.</text:p>
            <text:p text:style-name="P5"><text:soft-page-break/>Different geometry types are usable:</text:p>
            <text:p text:style-name="P4">Text</text:p>
            <text:p text:style-name="P13"><text:span text:style-name="T3">Plain text. Line breaks are to write as </text:span><text:span text:style-name="T4">\n</text:span><text:span text:style-name="T3">.</text:span></text:p>
            <text:p text:style-name="P13"><text:span text:style-name="T6">Example: </text:span><text:span text:style-name="T5">Hello world!\nHallo Welt!</text:span></text:p>
            <text:p text:style-name="P4">Points</text:p>
            <text:p text:style-name="P5">Floating point number pairs as center coordinates for pixels and circles.</text:p>
            <text:p text:style-name="P6"><text:span text:style-name="T7">Example: </text:span>0 100 -50 -.125</text:p>
            <text:p text:style-name="P4">Path</text:p>
            <text:p text:style-name="P5">Description for a 2D graphics path. Segments of one type begin with a specifier, followed by necessary values.</text:p>
            <table:table table:name="GeometryTypes" table:style-name="GeometryTypes">
              <table:table-column table:style-name="GeometryTypes.A"/>
              <table:table-column table:style-name="GeometryTypes.B"/>
              <table:table-column table:style-name="GeometryTypes.C"/>
              <table:table-row>
                <table:table-cell table:style-name="GeometryTypes.A1" office:value-type="string">
                  <text:p text:style-name="P9">Type</text:p>
                </table:table-cell>
                <table:table-cell table:style-name="GeometryTypes.A1" office:value-type="string">
                  <text:p text:style-name="P9">Specifier</text:p>
                </table:table-cell>
                <table:table-cell table:style-name="GeometryTypes.C1" office:value-type="string">
                  <text:p text:style-name="P9">Values per segment</text:p>
                </table:table-cell>
              </table:table-row>
              <table:table-row>
                <table:table-cell table:style-name="GeometryTypes.A2" office:value-type="string">
                  <text:p text:style-name="P10">Movement</text:p>
                </table:table-cell>
                <table:table-cell table:style-name="GeometryTypes.A2" office:value-type="string">
                  <text:p text:style-name="P10">m</text:p>
                </table:table-cell>
                <table:table-cell table:style-name="GeometryTypes.C2" office:value-type="string">
                  <text:p text:style-name="P10">1 target point</text:p>
                </table:table-cell>
              </table:table-row>
              <table:table-row>
                <table:table-cell table:style-name="GeometryTypes.A2" office:value-type="string">
                  <text:p text:style-name="P10">Line</text:p>
                </table:table-cell>
                <table:table-cell table:style-name="GeometryTypes.A2" office:value-type="string">
                  <text:p text:style-name="P10">l</text:p>
                </table:table-cell>
                <table:table-cell table:style-name="GeometryTypes.C2" office:value-type="string">
                  <text:p text:style-name="P10">1 end point</text:p>
                </table:table-cell>
              </table:table-row>
              <table:table-row>
                <table:table-cell table:style-name="GeometryTypes.A2" office:value-type="string">
                  <text:p text:style-name="P10">Bezier curve</text:p>
                </table:table-cell>
                <table:table-cell table:style-name="GeometryTypes.A2" office:value-type="string">
                  <text:p text:style-name="P10">b</text:p>
                </table:table-cell>
                <table:table-cell table:style-name="GeometryTypes.C2" office:value-type="string">
                  <text:p text:style-name="P10">2 control points + 1 end point</text:p>
                </table:table-cell>
              </table:table-row>
              <table:table-row>
                <table:table-cell table:style-name="GeometryTypes.A2" office:value-type="string">
                  <text:p text:style-name="P10">Arc</text:p>
                </table:table-cell>
                <table:table-cell table:style-name="GeometryTypes.A2" office:value-type="string">
                  <text:p text:style-name="P10">a</text:p>
                </table:table-cell>
                <table:table-cell table:style-name="GeometryTypes.C2" office:value-type="string">
                  <text:p text:style-name="P10">1 angle center point + 1 angle (in degree)</text:p>
                </table:table-cell>
              </table:table-row>
              <table:table-row>
                <table:table-cell table:style-name="GeometryTypes.A2" office:value-type="string">
                  <text:p text:style-name="P10">Close</text:p>
                </table:table-cell>
                <table:table-cell table:style-name="GeometryTypes.A2" office:value-type="string">
                  <text:p text:style-name="P10">c</text:p>
                </table:table-cell>
                <table:table-cell table:style-name="GeometryTypes.C2" office:value-type="string">
                  <text:p text:style-name="P10">-</text:p>
                </table:table-cell>
              </table:table-row>
            </table:table>
            <text:p text:style-name="P6"><text:span text:style-name="T7">Example: </text:span>m 0 0 l 100 0 100 100.5 b 50 200 0 100 0 20 a 30 30 -45.5 c</text:p>
          </table:table-cell>
          <table:covered-table-cell/>
        </table:table-row>
        <table:table-row>
          <table:table-cell table:style-name="Raster.A5" table:number-columns-spanned="2" office:value-type="string">
            <text:p text:style-name="P12"><draw:frame draw:style-name="fr1" draw:name="Rahmen6" text:anchor-type="as-char" svg:width="1.928cm" draw:z-index="6"><draw:text-box fo:min-height="0.93cm"><text:p text:style-name="P11">Tags</text:p></draw:text-box></draw:frame></text:p>
            <text:p text:style-name="P5">Tags define styling parameters for geometries or the type of themself. They begin with a type name, mostly followed by <text:span text:style-name="T1">=</text:span> and one or more values.</text:p>
            <table:table table:name="Tabelle1" table:style-name="Tabelle1">
              <table:table-column table:style-name="Tabelle1.A"/>
              <table:table-column table:style-name="Tabelle1.B"/>
              <table:table-column table:style-name="Tabelle1.C"/>
              <table:table-row>
                <table:table-cell table:style-name="Tabelle1.A1" office:value-type="string">
                  <text:p text:style-name="P16">Font</text:p>
                  <text:p text:style-name="P15">font-family<text:span text:style-name="T9">=Arial</text:span></text:p>
                  <text:p text:style-name="P14">Font family.</text:p>
                  <text:p text:style-name="P15">font-style<text:span text:style-name="T8">=</text:span></text:p>
                  <text:p text:style-name="P14">Font weigth, style &amp; decoration. Value contains properties as characters: b (bold), i (italic), u (underline), s (strikeout).</text:p>
                  <text:p text:style-name="P15">font-size<text:span text:style-name="T8">=30</text:span></text:p>
                  <text:p text:style-name="P14">Font size.</text:p>
                  <text:p text:style-name="P15">font-space<text:span text:style-name="T8">=0,0</text:span></text:p>
                  <text:p text:style-name="P15">font-space-h<text:span text:style-name="T8">=0</text:span></text:p>
                  <text:p text:style-name="P15">font-space-v<text:span text:style-name="T8">=0</text:span></text:p>
                  <text:p text:style-name="P14">Font space between characters and lines.</text:p>
                  <text:p text:style-name="P16">Lines</text:p>
                  <text:p text:style-name="P15">line-width<text:span text:style-name="T9">=2</text:span></text:p>
                  <text:p text:style-name="P14">Line width.</text:p>
                  <text:p text:style-name="P15">line-style<text:span text:style-name="T8">=round,round</text:span></text:p>
                  <text:p text:style-name="P14">Line join &amp; cap style. Join can be miter, round or bevel, cap can be flat, round or square.</text:p>
                  <text:p text:style-name="P15">line-dash<text:span text:style-name="T8">=</text:span></text:p>
                  <text:p text:style-name="P14">Line dash pattern. Starts with an offset, followed by comma separated pattern.</text:p>
                  <text:p text:style-name="P16">Position</text:p>
                  <text:p text:style-name="P15">position<text:span text:style-name="T8">=</text:span></text:p>
                  <text:p text:style-name="P14">Geometry x- &amp; y-coordinate.</text:p>
                  <text:p text:style-name="P15"><text:soft-page-break/>align<text:span text:style-name="T8">=2</text:span></text:p>
                  <text:p text:style-name="P14">Geometry alignment relativ to position, value orientated on numpad.</text:p>
                  <text:p text:style-name="P15">margin<text:span text:style-name="T8">=10</text:span></text:p>
                  <text:p text:style-name="P15">margin<text:span text:style-name="T8">=10,10</text:span></text:p>
                  <text:p text:style-name="P15">margin-h<text:span text:style-name="T8">=10</text:span></text:p>
                  <text:p text:style-name="P15">margin-v<text:span text:style-name="T8">=10</text:span></text:p>
                  <text:p text:style-name="P14">Margin to screen border.</text:p>
                  <text:p text:style-name="P15">direction<text:span text:style-name="T8">=0</text:span></text:p>
                  <text:p text:style-name="P14">Geometry flow direction angle.</text:p>
                </table:table-cell>
                <table:table-cell table:style-name="Tabelle1.A1" office:value-type="string">
                  <text:p text:style-name="P16">Transformation</text:p>
                  <text:p text:style-name="P15">identity</text:p>
                  <text:p text:style-name="P14">Reset of transformation to identity.</text:p>
                  <text:p text:style-name="P15">translate<text:span text:style-name="T8">=0,0</text:span></text:p>
                  <text:p text:style-name="P15">translate-x<text:span text:style-name="T8">=0</text:span></text:p>
                  <text:p text:style-name="P15">translate-y<text:span text:style-name="T8">=0</text:span></text:p>
                  <text:p text:style-name="P14">Prepend translation to transformation.</text:p>
                  <text:p text:style-name="P15">scale<text:span text:style-name="T8">=1</text:span></text:p>
                  <text:p text:style-name="P15">scale<text:span text:style-name="T8">=1,1</text:span></text:p>
                  <text:p text:style-name="P15">scale-x<text:span text:style-name="T8">=1</text:span></text:p>
                  <text:p text:style-name="P15">scale-y<text:span text:style-name="T8">=1</text:span></text:p>
                  <text:p text:style-name="P14">Prepend scale to transformation.</text:p>
                  <text:p text:style-name="P15">rotate-x<text:span text:style-name="T8">=0</text:span></text:p>
                  <text:p text:style-name="P15">rotate-y<text:span text:style-name="T8">=0</text:span></text:p>
                  <text:p text:style-name="P15">rotate-z<text:span text:style-name="T8">=0</text:span></text:p>
                  <text:p text:style-name="P14">Prepend rotation on axis to transformation.</text:p>
                  <text:p text:style-name="P15">shear<text:span text:style-name="T8">=0,0</text:span></text:p>
                  <text:p text:style-name="P15">shear-x<text:span text:style-name="T8">=0</text:span></text:p>
                  <text:p text:style-name="P15">shear-y<text:span text:style-name="T8">=0</text:span></text:p>
                  <text:p text:style-name="P14">Prepend shearing in horizontal &amp; vertical direction to transformation.</text:p>
                  <text:p text:style-name="P15">transform<text:span text:style-name="T8">=1,0,0,1,0,0</text:span></text:p>
                  <text:p text:style-name="P14">Multiplies current transformation with given 2x3 matrix.</text:p>
                  <table:table table:name="Tabelle2" table:style-name="Tabelle2">
                    <table:table-column table:style-name="Tabelle2.A"/>
                    <table:table-column table:style-name="Tabelle2.B"/>
                    <table:table-column table:style-name="Tabelle2.C"/>
                    <table:table-row>
                      <table:table-cell table:style-name="Tabelle2.A1" office:value-type="string">
                        <text:p text:style-name="P10"><text:span text:style-name="T11">xx</text:span> <text:span text:style-name="T10">1)</text:span></text:p>
                      </table:table-cell>
                      <table:table-cell table:style-name="Tabelle2.A1" office:value-type="string">
                        <text:p text:style-name="P10"><text:span text:style-name="T11">xy</text:span> <text:span text:style-name="T10">3)</text:span></text:p>
                      </table:table-cell>
                      <table:table-cell table:style-name="Tabelle2.C1" office:value-type="string">
                        <text:p text:style-name="P10"><text:span text:style-name="T11">x0</text:span> <text:span text:style-name="T10">5)</text:span></text:p>
                      </table:table-cell>
                    </table:table-row>
                    <table:table-row>
                      <table:table-cell table:style-name="Tabelle2.A2" office:value-type="string">
                        <text:p text:style-name="P10"><text:span text:style-name="T11">yx</text:span> <text:span text:style-name="T10">2)</text:span></text:p>
                      </table:table-cell>
                      <table:table-cell table:style-name="Tabelle2.A2" office:value-type="string">
                        <text:p text:style-name="P10"><text:span text:style-name="T11">yy</text:span> <text:span text:style-name="T10">4)</text:span></text:p>
                      </table:table-cell>
                      <table:table-cell table:style-name="Tabelle2.C2" office:value-type="string">
                        <text:p text:style-name="P10"><text:span text:style-name="T11">y0</text:span> <text:span text:style-name="T10">6)</text:span></text:p>
                      </table:table-cell>
                    </table:table-row>
                  </table:table>
                  <text:p text:style-name="P16">Color</text:p>
                  <text:p text:style-name="P15">color<text:span text:style-name="T8">=ffffff</text:span></text:p>
                  <text:p text:style-name="P15">color4<text:span text:style-name="T8">=ffffff,ffffff,ffffff,ffffff</text:span></text:p>
                  <text:p text:style-name="P17">TODO</text:p>
                  <text:p text:style-name="P15">line-color<text:span text:style-name="T8">=ffffff</text:span></text:p>
                  <text:p text:style-name="P15">line-color4<text:span text:style-name="T8">=ffffff,ffffff,ffffff,ffffff</text:span></text:p>
                  <text:p text:style-name="P17">TODO</text:p>
                  <text:p text:style-name="P15">alpha<text:span text:style-name="T8">=ff</text:span></text:p>
                  <text:p text:style-name="P15">alpha4<text:span text:style-name="T8">=ff,ff,ff,ff</text:span></text:p>
                  <text:p text:style-name="P17">TODO</text:p>
                  <text:p text:style-name="P15">line-alpha<text:span text:style-name="T8">=ff</text:span></text:p>
                  <text:p text:style-name="P15">line-alpha4<text:span text:style-name="T8">=ff,ff,ff,ff</text:span></text:p>
                  <text:p text:style-name="P17">TODO</text:p>
                  <text:p text:style-name="P15">texture<text:span text:style-name="T8">=</text:span></text:p>
                  <text:p text:style-name="P17">TODO</text:p>
                  <text:p text:style-name="P15">line-texture<text:span text:style-name="T8">=</text:span></text:p>
                  <text:p text:style-name="P17">TODO</text:p>
                  <text:p text:style-name="P15">texfill<text:span text:style-name="T8">=0,0,clamp</text:span></text:p>
                  <text:p text:style-name="P17">TODO</text:p>
                  <text:p text:style-name="P15">line-texfill<text:span text:style-name="T8">=0,0,clamp</text:span></text:p>
                  <text:p text:style-name="P17">TODO</text:p>
                </table:table-cell>
                <table:table-cell table:style-name="Tabelle1.A1" office:value-type="string">
                  <text:p text:style-name="P16">Geometry</text:p>
                  <text:p text:style-name="P15">geometry<text:span text:style-name="T8">=text</text:span></text:p>
                  <text:p text:style-name="P14">Geometry type. Can be text, points or path.</text:p>
                  <text:p text:style-name="P15">mode<text:span text:style-name="T8">=fill</text:span></text:p>
                  <text:p text:style-name="P14">Painting mode. Can be fill or wire.</text:p>
                  <text:p text:style-name="P15">deform<text:span text:style-name="T8">=</text:span></text:p>
                  <text:p text:style-name="P17">TODO</text:p>
                  <text:p text:style-name="P16">Rastering</text:p>
                  <text:p text:style-name="P15">blend<text:span text:style-name="T8">=over</text:span></text:p>
                  <text:p text:style-name="P14">Blending mode. Can be over, source, add, multiply or invert.</text:p>
                  <text:p text:style-name="P15">blur<text:span text:style-name="T8">=0</text:span></text:p>
                  <text:p text:style-name="P15">blur<text:span text:style-name="T8">=0,0</text:span></text:p>
                  <text:p text:style-name="P15">blur-h<text:span text:style-name="T8">=0</text:span></text:p>
                  <text:p text:style-name="P15">blur-v<text:span text:style-name="T8">=0</text:span></text:p>
                  <text:p text:style-name="P14">Blurring strength.</text:p>
                  <text:p text:style-name="P15">clip<text:span text:style-name="T8">=clear</text:span></text:p>
                  <text:p text:style-name="P14">Clipping mode. Can be clear, set, unset, in or out.</text:p>
                  <text:p text:style-name="P16">Animation</text:p>
                  <text:p text:style-name="P15">fade<text:span text:style-name="T8">=0</text:span></text:p>
                  <text:p text:style-name="P15">fade<text:span text:style-name="T8">=0,0</text:span></text:p>
                  <text:p text:style-name="P15">fade-in<text:span text:style-name="T8">=0</text:span></text:p>
                  <text:p text:style-name="P15">fade-out<text:span text:style-name="T8">=0</text:span></text:p>
                  <text:p text:style-name="P14">In- &amp; outfade durations.</text:p>
                  <text:p text:style-name="P15">animate<text:span text:style-name="T8">=</text:span></text:p>
                  <text:p text:style-name="P14">Animation by interpolating style properties over time.</text:p>
                  <text:p text:style-name="P17">TODO</text:p>
                  <text:p text:style-name="P16">Karaoke</text:p>
                  <text:p text:style-name="P15">k<text:span text:style-name="T8">=</text:span></text:p>
                  <text:p text:style-name="P14">Sylable duration. Increases next sylable start time.</text:p>
                  <text:p text:style-name="P15">kskip<text:span text:style-name="T8">=</text:span></text:p>
                  <text:p text:style-name="P14">Increases next sylable start time.</text:p>
                  <text:p text:style-name="P15">kset<text:span text:style-name="T8">=</text:span></text:p>
                  <text:p text:style-name="P14">Sets current sylable start time.</text:p>
                </table:table-cell>
              </table:table-row>
            </table:table>
            <text:p text:style-name="P20"/>
            <text:p text:style-name="P21">* Sizes are in pixels, angles in degree, times in milliseconds.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shadow="none" fo:background-color="#b2b2b2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Envelope" style:page-layout-name="Mpm3"/>
    <style:master-page style:name="Index" style:page-layout-name="Mpm4"/>
    <style:master-page style:name="Right_20_Page" style:display-name="Right Page" style:page-layout-name="Mpm5"/>
    <style:master-page style:name="Left_20_Page" style:display-name="Left Page" style:page-layout-name="Mpm6"/>
    <style:master-page style:name="HTML" style:page-layout-name="Mpm7"/>
    <style:master-page style:name="Footnote" style:page-layout-name="Mpm8"/>
    <style:master-page style:name="First_20_Page" style:display-name="First Page" style:page-layout-name="Mpm4" style:next-style-name="Standard"/>
    <style:master-page style:name="Endnot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H54M50S</meta:editing-duration>
    <meta:editing-cycles>351</meta:editing-cycles>
    <meta:generator>OpenOffice/4.0.1$Win32 OpenOffice.org_project/401m5$Build-9714</meta:generator>
    <dc:date>2013-10-29T21:34:46.02</dc:date>
    <dc:creator>Christoph Spanknebel</dc:creator>
    <meta:document-statistic meta:table-count="4" meta:image-count="0" meta:object-count="0" meta:page-count="3" meta:paragraph-count="214" meta:word-count="825" meta:character-count="5291"/>
    <meta:user-defined meta:name="Info 1"/>
    <meta:user-defined meta:name="Info 2"/>
    <meta:user-defined meta:name="Info 3"/>
    <meta:user-defined meta:name="Info 4"/>
  </office:meta>
</office:document-meta>
</file>